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7.736cm"/>
    </style:style>
    <style:style style:name="co3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4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office:value-type="string">
            <text:p>r6---sn-4g5e6n7r.googlevideo.c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office:value-type="string">
            <text:p>r6---sn-4g5e6ney.googlevideo.com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>
            <text:p>r7---sn-p5qlsnzr.googlevideo.co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 table:number-rows-repeated="684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7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09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.03.2017</text:date>, <text:time>16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47:52.69</dc:date>
    <meta:generator>OpenOffice/4.1.3$Win32 OpenOffice.org_project/413m1$Build-9783</meta:generator>
    <meta:editing-duration>PT2H20M56S</meta:editing-duration>
    <meta:editing-cycles>7</meta:editing-cycles>
    <meta:document-statistic meta:table-count="1" meta:cell-count="129" meta:object-count="0"/>
  </office:meta>
</office:document-meta>
</file>